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66.6%"/>
    </style:style>
    <style:style style:name="T3" style:parent-style-name="DefaultParagraphFont" style:family="text">
      <style:text-properties style:text-position="super 66.6%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color="#000000" fo:font-size="11pt" style:font-size-asian="11pt" style:font-size-complex="11pt"/>
    </style:style>
    <style:style style:name="T6" style:parent-style-name="DefaultParagraphFont" style:family="text">
      <style:text-properties fo:color="#000000"/>
    </style:style>
    <style:style style:name="P7" style:parent-style-name="Heading2" style:family="paragraph">
      <style:text-properties fo:font-style="normal" style:font-style-asian="normal" style:font-style-complex="normal"/>
    </style:style>
  </office:automatic-styles>
  <office:body>
    <office:text text:use-soft-page-breaks="true">
      <text:h text:style-name="P1" text:outline-level="1">The Secret Life of Forms</text:h>
      <text:p text:style-name="Standard"/>
      <text:p text:style-name="Standard">[Slide 1 – Talk Info]</text:p>
      <text:p text:style-name="Standard"/>
      <text:p text:style-name="Standard">Hello, my name is Ivan Wilson. I work for a company in Washington, DC called Innate</text:p>
      <text:p text:style-name="Standard"/>
      <text:p text:style-name="Standard">[Slide 2 – Innate Logo (add map of location as<text:s/>well)]</text:p>
      <text:p text:style-name="Standard"/>
      <text:p text:style-name="Standard">as a front-end developer. The company itself has been around for 25 years(!!!) as of this year.</text:p>
      <text:p text:style-name="Standard">And as of April 24<text:span text:style-name="T2">th</text:span>, I have just celebrated my tenth anniversary.</text:p>
      <text:p text:style-name="Standard"/>
      <text:p text:style-name="Standard">[Slide 3 - 10<text:span text:style-name="T3">th</text:span><text:s/>Anniversary graphic]</text:p>
      <text:p text:style-name="Standard"/>
      <text:p text:style-name="Standard">[Slide 4 – Travel Image]</text:p>
      <text:p text:style-name="Standard"/>
      <text:p text:style-name="Standard">For the past eight<text:s/>years, our main business has been with travel insurance companies – first with an European based company (Mondial Assistance/Allianz) and for the last four years, with an Australian company called Cover-More, who are currently expanding their range in the<text:s/>Pacific and further.</text:p>
      <text:p text:style-name="Standard"/>
      <text:p text:style-name="Standard">[Slide 5 – Allianz (Corporate)]</text:p>
      <text:p text:style-name="Standard"/>
      <text:p text:style-name="Standard">[Slide 5 – Cover-More (NZ/Corporate)]</text:p>
      <text:p text:style-name="Standard"/>
      <text:p text:style-name="Standard">Now just like any sort of insurance, travel insurance is what you buy to protect your assets.</text:p>
      <text:p text:style-name="Standard"/>
      <text:p text:style-name="Standard">[Slide 6 – first YouGo unlucky]</text:p>
      <text:p text:style-name="Standard"/>
      <text:p text:style-name="Standard">Whether you lose your money</text:p>
      <text:p text:style-name="Standard"/>
      <text:p text:style-name="Standard">[Slide 7 – YouGo/money loss]</text:p>
      <text:p text:style-name="Standard"/>
      <text:p text:style-name="Standard">or<text:s/>your flight gets delayed</text:p>
      <text:p text:style-name="Standard"/>
      <text:p text:style-name="Standard">[Slide 8] – Yougo/delay]</text:p>
      <text:p text:style-name="Standard"/>
      <text:p text:style-name="Standard">or you loose you luggage on the way</text:p>
      <text:p text:style-name="Standard"/>
      <text:p text:style-name="Standard">[Slide 9 – YouGo/luggage]</text:p>
      <text:p text:style-name="Standard"/>
      <text:p text:style-name="Standard">or just by circumstance</text:p>
      <text:p text:style-name="Standard"/>
      <text:p text:style-name="Standard">[Slide 10 – YouGo/football]</text:p>
      <text:p text:style-name="Standard"/>
      <text:p text:style-name="Standard">or if you happened to done something wrong in a past life...</text:p>
      <text:p text:style-name="Standard"/>
      <text:p text:style-name="Standard">[Slide 11 – YouGo/all]</text:p>
      <text:p text:style-name="Standard"/>
      <text:p text:style-name="Standard">Stuff happens. Part of life.You just don't want it happening to you well-deserved vacation.</text:p>
      <text:p text:style-name="Standard"/>
      <text:p text:style-name="Standard">(BTW – I'll get back to this graphic in a few minutes)</text:p>
      <text:p text:style-name="Standard"/>
      <text:p text:style-name="Standard">Well, in order to get a policy – it requires information about you – name, address, phone, date of birth, duration of trip. If there are others, their information is added on for coverage.</text:p>
      <text:p text:style-name="Standard">All this requires you to fill out, of course...forms.</text:p>
      <text:p text:style-name="Standard"/>
      <text:p text:style-name="Standard">[Slide 12 – Graphic of online form (traveller section, any site)]</text:p>
      <text:p text:style-name="Standard"/>
      <text:p text:style-name="Standard">Among all the features of HTML, the basic form and<text:s/>all its related elements are probably the most observed and examined elements in the HTML tag set.</text:p>
      <text:p text:style-name="Standard"/>
      <text:p text:style-name="Standard">We've spend hours not just on the building &amp; designing of them. We're spent the time reseaching, observing, seeign how we can make the process smoother.</text:p>
      <text:p text:style-name="Standard"/>
      <text:p text:style-name="Standard">[Slide 14 – LW/Web Form book]</text:p>
      <text:p text:style-name="Standard"/>
      <text:p text:style-name="Standard">We are constantly observing our formt to find out what works and what doesn't.</text:p>
      <text:p text:style-name="Standard"/>
      <text:p text:style-name="Standard">[Slide 16 - $300 million button]</text:p>
      <text:p text:style-name="Standard"/>
      <text:p text:style-name="Standard">And if we stop and really look, we deal with forms everyday (more than just data entry). Through Top 10 polls to login screens.</text:p>
      <text:p text:style-name="Standard"/>
      <text:p text:style-name="Standard">[Slide 17 – Poll (Twitter?)/Login screens]</text:p>
      <text:p text:style-name="Standard"/>
      <text:p text:style-name="Standard">Through the purchase of small items to large</text:p>
      <text:p text:style-name="Standard">[Slide 19 – Tesla form]</text:p>
      <text:p text:style-name="Standard"/>
      <text:p text:style-name="Standard">And in a city like Washington, we supply our most important about ourselves with them.</text:p>
      <text:p text:style-name="Standard"/>
      <text:p text:style-name="Standard">So, yes. They are<text:s/><text:span text:style-name="T4">very</text:span><text:s/>important.</text:p>
      <text:p text:style-name="Standard"/>
      <text:p text:style-name="Standard">(Sorry for the diversion)</text:p>
      <text:p text:style-name="Standard"/>
      <text:p text:style-name="Standard">When I was thinking about the name of this talk – I was immediately reminded and reference the old British series "The Secret Life of Machines",<text:s/>presented by<text:span text:style-name="T5"><text:s/></text:span><text:span text:style-name="T6">Tim Hunkin and Rex Garrod in the early 90's.</text:span></text:p>
      <text:p text:style-name="Standard"/>
      <text:p text:style-name="Standard">[Slide 20 – graphic/screenshot – serious intro]</text:p>
      <text:p text:style-name="Standard"/>
      <text:p text:style-name="Standard">[Brief YouTube video -<text:s/><text:a xlink:href="https://www.youtube.com/watch?v=gfr3_AwuO9Y" office:target-frame-name="_top" xlink:show="replace">https://www.youtube.com/watch?v=gfr3_AwuO9Y</text:a>]</text:p>
      <text:p text:style-name="Standard"/>
      <text:p text:style-name="Standard">In the series,<text:s/>they go about taking ordinary items and describe their inner works and functions. It was shown on the Discovery channel in the States.</text:p>
      <text:p text:style-name="Standard"/>
      <text:p text:style-name="Standard">So instead of a bag of tricks, I decided to tell you stories. About the things that I/we did over the course of many years of problem-solving over forms. And some of this involves not just coding but stuff you don't think about, which we'll do along the way.</text:p>
      <text:p text:style-name="Standard"/>
      <text:p text:style-name="Standard"/>
      <text:p text:style-name="Standard">So after all that...Story #1....</text:p>
      <text:p text:style-name="Standard"/>
      <text:soft-page-break/>
      <text:h text:style-name="P7" text:outline-level="2">HTML has superpowers.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van Wilson</dc:creator>
    <meta:creation-date>2009-04-16T11:32:00Z</meta:creation-date>
    <dc:date>2016-07-11T17:19:00Z</dc:date>
    <meta:print-date>2016-07-11T15:41:00Z</meta:print-date>
    <meta:template xlink:href="Normal.dotm" xlink:type="simple"/>
    <meta:editing-cycles>16</meta:editing-cycles>
    <meta:editing-duration>PT22200S</meta:editing-duration>
    <meta:user-defined meta:name="Info 1"/>
    <meta:user-defined meta:name="Info 2"/>
    <meta:user-defined meta:name="Info 3"/>
    <meta:user-defined meta:name="Info 4"/>
    <meta:document-statistic meta:page-count="3" meta:paragraph-count="6" meta:word-count="506" meta:character-count="3389" meta:row-count="24" meta:non-whitespace-character-count="2889"/>
  </office:meta>
</office:document-meta>
</file>